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f999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f999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f999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f999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f999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f999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f999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f999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f999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f999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f999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f999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f999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f999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f999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f999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f999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steban Leonardo Figuera Cabell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7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69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ulio Cesar Figuera Aguil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05592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6.8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8" meta:non-whitespace-character-count="1010"/>
    <meta:template xlink:type="simple" xlink:actuate="onRequest" xlink:title="Normal" xlink:href=""/>
  </office:meta>
</office:document-meta>
</file>